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58a" officeooo:paragraph-rsid="000c3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̉ai A lî ja dó[1] bi mảomao dó[1]</text:p>
      <text:p text:style-name="P1"/>
      <text:p text:style-name="P1">kủai A lî ja dó[2] bi tủa dó[2] jêaq B lî ja dó[1] bi jải dó[1] na na na na</text:p>
      <text:p text:style-name="P1"/>
      <text:p text:style-name="P1">kủai A lî ja dó[2] bi sỏq dó[2] lî ja dó[1] bi dẻ dó[1] na B na 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1:06:54.800636638</meta:creation-date>
    <dc:date>2018-08-12T01:27:46.752127105</dc:date>
    <meta:editing-duration>PT20M51S</meta:editing-duration>
    <meta:editing-cycles>1</meta:editing-cycles>
    <meta:document-statistic meta:table-count="0" meta:image-count="0" meta:object-count="0" meta:page-count="1" meta:paragraph-count="3" meta:word-count="46" meta:character-count="175" meta:non-whitespace-character-count="132"/>
    <meta:generator>LibreOffice/4.3.3.2$Linux_X86_64 LibreOffice_project/430m0$Build-2</meta:generator>
  </office:meta>
</office:document-meta>
</file>